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En la Junta de Andalucía nos encontramos gran cantidad de aplicaciones web, muchas de ellas con sus propios usuarios y contraseñas.</text:p>
      <text:p text:style-name="P1"/>
      <text:p text:style-name="P1"><text:tab/>Las personas que usan estos sistemas tienen que autenticarse en cada uno de ellos, ya sea usando un mismo usuario (como cuando autentican contra el LDAP de Correo Corporativo) o con distintos usuarios o también usando su certificado digital.</text:p>
      <text:p text:style-name="P1"><text:tab/></text:p>
      <text:p text:style-name="P1"><text:tab/>Si además, una persona necesita distintos usuarios y contraseñas para distintos sistemas, nos encontramos con los habituales problemas como la pérdida u olvido de contraseñas, los problemas de seguridad, el típico post-it con las credenciales pegado al monitor, etc. con el consiguiente aumento de coste de mantenimiento para la organización.</text:p>
      <text:p text:style-name="Standard"/>
      <text:p text:style-name="Standard"><text:tab/>Los sistemas de <text:span text:style-name="T2">Single Sign-On</text:span> (<text:span text:style-name="T2">SSO</text:span>) vienen a solucionar estos problemas.</text:p>
      <text:p text:style-name="Standard"/>
      <text:p text:style-name="P1"><text:tab/>Un SSO se define como un procedimiento de autenticación que habilita al usuario para acceder a varios sistemas con una sola instancia de identificación. Es decir, la persona se autentica una vez y puede acceder a varios sistemas, idealmente a todos los que necesite.</text:p>
      <text:p text:style-name="Standard"/>
      <text:p text:style-name="Standard"><text:tab/>Tenemos varios tipos de <text:span text:style-name="T8">SSO:</text:span></text:p>
      <text:p text:style-name="Standard"/>
      <text:list xml:id="list5742014471308450608" text:style-name="L1">
        <text:list-item>
          <text:p text:style-name="P2"><text:span text:style-name="T3">Enterprise Single Sign-on o SSO de escritorio</text:span><text:span text:style-name="T5">:</text:span> que permite al usuario acceder a las aplicaciones que estén configuradas en su equipo, de forma que cuando el SSO detecta que el usuario va a acceder a una de las aplicaciones que tiene configuradas, introduce las credenciales del usuario por él y realiza el login automáticamente. En GUIA se dispone del Oracle Enterprise Single Sign-On.</text:p>
        </text:list-item>
      </text:list>
      <text:p text:style-name="P1"/>
      <text:list xml:id="list34181954" text:continue-numbering="true" text:style-name="L1">
        <text:list-item>
          <text:p text:style-name="P2"><text:span text:style-name="T3">Web Single Sign-on (Web SSO)</text:span><text:span text:style-name="T5">:</text:span> tiene más ventajas que el Enterprise single sign-on. <text:s/>Entre ellas cabe destacar que las aplicaciones que se integran no necesitan implementar su propio sistema de acceso ya que el <text:s/>Web SSO se lo proporciona. El proyecto GUIA, también dispone de un sistema de este tipo: SSOWeb</text:p>
        </text:list-item>
      </text:list>
      <text:p text:style-name="Standard"/>
      <text:p text:style-name="Standard"><text:tab/>Un sistema Web SSO tiene una doble utilidad:</text:p>
      <text:p text:style-name="Standard"/>
      <text:list xml:id="list8798183800155660100" text:style-name="L2">
        <text:list-item>
          <text:p text:style-name="P4"><text:span text:style-name="T3">Para los usuarios:</text:span> Simplifica el uso diario de las aplicaciones como hemos dicho, evitándose realizar múltiples autenticaciones (e incluso recordar múltiples credenciales).</text:p>
          <text:p text:style-name="P4"/>
        </text:list-item>
        <text:list-item>
          <text:p text:style-name="P3"><text:span text:style-name="T3">Para los desarrolladores y administradores de aplicaciones:</text:span> es una manera de simplificar la lógica de sus aplicaciones, al poder delegar completamente la tarea de autenticar a los usuarios a un sistema independiente de las mismas. </text:p>
          <text:p text:style-name="P4"/>
        </text:list-item>
      </text:list>
      <text:p text:style-name="P1"><text:tab/>Al integrar una nueva aplicación en el SSO no hay que preocuparse del protocolo de autenticación, de la configuración para aceptar los certificados de la FNMT o de añadir soporte para DNI-e a la aplicación ya que el SSO se encarga de todo y la integración, por norma general se reduce a configuración. Esto redunda en una importante reducción del mantenimiento por cambios en infraestructura.</text:p>
      <text:p text:style-name="P1"/>
      <text:p text:style-name="P1"><text:tab/>Además, otra funcionalidad muy importante que aporta nuestro Web SSO <text:s/>es la facilidad para la federación de identidades, que consiste en establecer una relación de confianza entre distintos dominios de usuarios, permitiendo que un usuario autenticado en una aplicación A que tiene sus usuarios, por ejemplo en un LDAP, intercambiando de modo seguro de los datos de la identidad, acceda a una segunda aplicación B, de otro dominio distinto, por ejemplo otro LDAP con otra estructura o un Directorio Activo. Todo esto sin tener que volver a autenticarse.</text:p>
      <text:p text:style-name="Standard"><text:soft-page-break/></text:p>
      <text:p text:style-name="P1"><text:tab/>En el caso del SSOWeb de GUIA, esto es posible gracias al uso del estándar <text:span text:style-name="T2">SAML</text:span> v2, que permite el intercambio seguro de información de autorización y autenticación entre diferentes sitios Web. </text:p>
      <text:p text:style-name="P1"/>
      <text:p text:style-name="P1"><text:tab/>SSOWeb se basa en un producto de Software Libre llamado <text:span text:style-name="T2">OpenAM</text:span>. <text:s/>Este producto se seleccionó tras una comparativa realizada usando la metodología <text:span text:style-name="T2">QSOS</text:span> (Qualification and Selection of Opensource Software).</text:p>
      <text:p text:style-name="P1"/>
      <text:p text:style-name="P1"><text:tab/>OpenAM es la evolución del proyecto OpenSSO, que se abandonó tras la adquisición de Sun por Oracle.</text:p>
      <text:p text:style-name="P1"/>
      <text:p text:style-name="P1"><text:tab/>A partir de este producto, se realizó la integración con @firma para la autenticación, así como con el LDAP de Correo Corporativo y con el propio directorio de GUIA. Para facilitar la integración, se proporcionan manuales y componentes de ejemplo tanto para sistemas basados en PhP como en Java.</text:p>
      <text:p text:style-name="P1"/>
      <text:p text:style-name="P1"><text:tab/>En la actualidad nuestro Web SSO está desplegado en alta disponibilidad y cuenta con un creciente catálogo de aplicaciones integradas. En producción o a punto de publicarse en dicho entorno se encuentran la Red Profesional, Consigna, Reserva de Salas de la Consejería de Justicia e Interior, AGATA, Catálogo de Platina, Infocor, Correo Corporativo, Administración de Directorio. También se han hecho federaciones con otros sistemas, como con SAP (para GIRO) mediante el módulo SAML de SAP Portal.</text:p>
      <text:p text:style-name="P1"/>
      <text:p text:style-name="P1"><text:tab/>Como ya se ha comentado anteriormente, la integración de las aplicaciones en SSOWeb es fácil, poco costosa y está procedimentada para Java y PhP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Blanco Morales</meta:initial-creator>
    <meta:creation-date>2015-01-20T19:22:15</meta:creation-date>
    <dc:date>2015-01-21T14:00:30.69</dc:date>
    <dc:creator>INDRA </dc:creator>
    <meta:editing-duration>PT8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2" meta:paragraph-count="20" meta:word-count="733" meta:character-count="4616"/>
  </office:meta>
</office:document-meta>
</file>